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800000300A27899CB067D96C7.png" manifest:media-type="image/png"/>
  <manifest:file-entry manifest:full-path="Pictures/1000000100000558000003008BF2566446A63F5F.png" manifest:media-type="image/png"/>
  <manifest:file-entry manifest:full-path="Pictures/1000000100000558000003007348D30E3B279E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53" officeooo:paragraph-rsid="0016d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Assignment -3</text:p>
      <text:p text:style-name="Standard"/>
      <text:p text:style-name="Standard"/>
      <text:p text:style-name="Standard"><draw:frame draw:style-name="fr1" draw:name="Image1" text:anchor-type="char" svg:x="-0.556cm" svg:y="0.002cm" svg:width="17cm" svg:height="9.543cm" draw:z-index="1"><draw:image xlink:href="Pictures/1000000100000558000003007348D30E3B279E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1.217cm" svg:y="0.437cm" svg:width="17cm" svg:height="9.543cm" draw:z-index="0"><draw:image xlink:href="Pictures/1000000100000558000003008BF2566446A63F5F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1.349cm" svg:y="0.046cm" svg:width="17cm" svg:height="9.543cm" draw:z-index="2"><draw:image xlink:href="Pictures/100000010000055800000300A27899CB067D96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28:14.237196493</meta:creation-date>
    <dc:date>2023-12-23T14:45:12.847911604</dc:date>
    <meta:editing-duration>PT17M5S</meta:editing-duration>
    <meta:editing-cycles>1</meta:editing-cycles>
    <meta:document-statistic meta:table-count="0" meta:image-count="3" meta:object-count="0" meta:page-count="2" meta:paragraph-count="1" meta:word-count="2" meta:character-count="67" meta:non-whitespace-character-count="12"/>
    <meta:generator>LibreOffice/7.3.7.2$Linux_X86_64 LibreOffice_project/30$Build-2</meta:generator>
  </office:meta>
</office:document-meta>
</file>